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09ee8" officeooo:paragraph-rsid="00209ee8"/>
    </style:style>
    <style:style style:name="P2" style:family="paragraph" style:parent-style-name="Standard">
      <style:text-properties officeooo:rsid="00209ee8" officeooo:paragraph-rsid="002591fc"/>
    </style:style>
    <style:style style:name="P3" style:family="paragraph" style:parent-style-name="Standard">
      <style:text-properties officeooo:rsid="00209ee8" officeooo:paragraph-rsid="002845a7"/>
    </style:style>
    <style:style style:name="P4" style:family="paragraph" style:parent-style-name="Standard">
      <style:text-properties officeooo:rsid="00209ee8" officeooo:paragraph-rsid="00209ee8" fo:background-color="#ff99ff"/>
    </style:style>
    <style:style style:name="P5" style:family="paragraph" style:parent-style-name="Standard">
      <style:text-properties officeooo:rsid="00209ee8" officeooo:paragraph-rsid="002591fc" fo:background-color="#ff99ff"/>
    </style:style>
    <style:style style:name="P6" style:family="paragraph" style:parent-style-name="Standard">
      <style:text-properties officeooo:rsid="00209ee8" officeooo:paragraph-rsid="002845a7" fo:background-color="#ff99ff"/>
    </style:style>
    <style:style style:name="P7" style:family="paragraph" style:parent-style-name="Standard">
      <style:text-properties officeooo:rsid="002845a7" officeooo:paragraph-rsid="002845a7" fo:background-color="#ff99ff"/>
    </style:style>
    <style:style style:name="P8" style:family="paragraph" style:parent-style-name="Standard">
      <style:text-properties officeooo:rsid="00209ee8" officeooo:paragraph-rsid="00209ee8" fo:background-color="#00cc00"/>
    </style:style>
    <style:style style:name="P9" style:family="paragraph" style:parent-style-name="Standard">
      <style:text-properties officeooo:rsid="00246058" officeooo:paragraph-rsid="00246058"/>
    </style:style>
    <style:style style:name="P10" style:family="paragraph" style:parent-style-name="Standard">
      <style:text-properties officeooo:rsid="002845a7" officeooo:paragraph-rsid="002845a7"/>
    </style:style>
    <style:style style:name="P11" style:family="paragraph" style:parent-style-name="Heading_20_1">
      <style:text-properties fo:color="#3333ff"/>
    </style:style>
    <style:style style:name="T1" style:family="text">
      <style:text-properties officeooo:rsid="00229d2e"/>
    </style:style>
    <style:style style:name="T2" style:family="text">
      <style:text-properties officeooo:rsid="00246058"/>
    </style:style>
    <style:style style:name="T3" style:family="text">
      <style:text-properties fo:background-color="#ffffff" loext:char-shading-value="0"/>
    </style:style>
    <style:style style:name="T4" style:family="text">
      <style:text-properties fo:background-color="#ff99ff" loext:char-shading-value="0"/>
    </style:style>
    <style:style style:name="T5" style:family="text">
      <style:text-properties fo:background-color="#00cc00" loext:char-shading-value="0"/>
    </style:style>
    <style:style style:name="T6" style:family="text">
      <style:text-properties fo:background-color="transparent" loext:char-shading-value="0"/>
    </style:style>
    <style:style style:name="T7" style:family="text">
      <style:text-properties fo:font-size="12pt" fo:background-color="#00cc00" loext:char-shading-value="0" style:font-size-asian="12pt" style:font-size-complex="12pt"/>
    </style:style>
    <style:style style:name="T8" style:family="text">
      <style:text-properties fo:font-size="12pt" fo:background-color="#ff99ff" loext:char-shading-value="0" style:font-size-asian="12pt" style:font-size-complex="12pt"/>
    </style:style>
    <style:style style:name="T9" style:family="text">
      <style:text-properties officeooo:rsid="002591fc"/>
    </style:style>
    <style:style style:name="T10" style:family="text">
      <style:text-properties officeooo:rsid="002845a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Stud<text:span text:style-name="T1">y_Path</text:span></text:p>
      <text:p text:style-name="P1"/>
      <text:p text:style-name="P1">저 처럼 비전공자가 프로그래밍에 입문해서부터 어떻게 공부해야하고 무엇을 공부하면 좋은지에대해 저의 경험이 조금이나마 도움이 되기를 바라며 이 문서를 작성합니다.</text:p>
      <text:p text:style-name="P1">저는 독학을 했기에 제가 봐왔던 <text:span text:style-name="T7">책</text:span><text:span text:style-name="T3">들과 </text:span><text:span text:style-name="T8">동영상, 사이트</text:span><text:span text:style-name="T6">들을</text:span><text:span text:style-name="T3"> 위주로 말씀드릴게요.</text:span></text:p>
      <text:p text:style-name="P1"/>
      <text:p text:style-name="P1"/>
      <text:p text:style-name="P1">프로그래밍이 왜 필요한지에 대해서 많이 느끼게 해준 동영상입니다.</text:p>
      <text:p text:style-name="P1">한번씩 지치실때 보시면 힘이 나실지도..</text:p>
      <text:p text:style-name="P1"/>
      <text:p text:style-name="P1"><text:tab/>-링크</text:p>
      <text:p text:style-name="P4"><text:tab/><text:a xlink:type="simple" xlink:href="https://youtu.be/SESuctdE9vM" text:style-name="Internet_20_link" text:visited-style-name="Visited_20_Internet_20_Link">https://youtu.be/SESuctdE9vM</text:a> <text:s text:c="7"/></text:p>
      <text:p text:style-name="P1"/>
      <text:p text:style-name="P1"/>
      <text:p text:style-name="P1"/>
      <text:p text:style-name="P1"/>
      <text:p text:style-name="P1"/>
      <text:p text:style-name="Title">1월 <text:span text:style-name="T2">3</text:span>일 시작 ~ 1.14</text:p>
      <text:p text:style-name="P1"/>
      <text:p text:style-name="P1">Headfirst programming 이걸로 입문했습니다.</text:p>
      <text:p text:style-name="P9"/>
      <text:p text:style-name="P9"><text:tab/>링크-</text:p>
      <text:p text:style-name="P8"><text:tab/><text:a xlink:type="simple" xlink:href="http://book.naver.com/bookdb/book_detail.nhn?bid=6600168" text:style-name="Internet_20_link" text:visited-style-name="Visited_20_Internet_20_Link">http://book.naver.com/bookdb/book_detail.nhn?bid=6600168</text:a> <text:s text:c="8"/></text:p>
      <text:p text:style-name="P1"/>
      <text:p text:style-name="P1">차근차근 하나씩 하나씩 코드 따라써보면서 문제도 풀어보고 하니 프로그래밍이란게 정말 매력적이더군요.</text:p>
      <text:p text:style-name="P1">이 책 천천히 보면서 이해하시면 나중에 다른 언어 하실때 도움이 꾀 되시고, 프로그래밍의 재미를 느끼실 수 있으실겁니다.</text:p>
      <text:p text:style-name="P1">입문용으로는 베스트 책 인것 같습니다.</text:p>
      <text:p text:style-name="P1"/>
      <text:p text:style-name="P1"/>
      <text:p text:style-name="P1"/>
      <text:h text:style-name="P11" text:outline-level="1">1.18 ~ 1.23</text:h>
      <text:p text:style-name="P1"/>
      <text:p text:style-name="P1">Do it Html 책 보고 공부했습니다.</text:p>
      <text:p text:style-name="P1"/>
      <text:p text:style-name="P1"><text:tab/>링크-</text:p>
      <text:p text:style-name="P8"><text:tab/><text:a xlink:type="simple" xlink:href="http://book.naver.com/bookdb/book_detail.nhn?bid=7309491" text:style-name="Internet_20_link" text:visited-style-name="Visited_20_Internet_20_Link">http://book.naver.com/bookdb/book_detail.nhn?bid=7309491</text:a> <text:s text:c="9"/></text:p>
      <text:p text:style-name="P1"/>
      <text:p text:style-name="P1">근본 원리부터 차근차근 설명해주는게 아닌 기능과 테크닉만 알려주는 책입니다.</text:p>
      <text:p text:style-name="P1">그래서 인터넷이 뭐고 어떻게 동작하는지 알아내기 위해, 저 책 다보고 headfirst HTML &amp; CSS 이책이 많이 도움됬습니다.</text:p>
      <text:p text:style-name="P1"/>
      <text:p text:style-name="P1"><text:tab/>링크-</text:p>
      <text:p text:style-name="P8"><text:tab/><text:a xlink:type="simple" xlink:href="http://book.naver.com/bookdb/book_detail.nhn?bid=7189174" text:style-name="Internet_20_link" text:visited-style-name="Visited_20_Internet_20_Link">http://book.naver.com/bookdb/book_detail.nhn?bid=7189174</text:a> <text:s text:c="10"/></text:p>
      <text:p text:style-name="P1"><text:s/></text:p>
      <text:p text:style-name="P1"><text:soft-page-break/>지나고 나서 생각해보니 html, css는 궂이 따로 시간을 내서, 책사서 공부할만한건 아니라고 생각합니다. 나중에 웹 개발할때 코드보고 몇번 두드려보는게 훨~씬 빨리 배울것 같네요.</text:p>
      <text:p text:style-name="P1"/>
      <text:p text:style-name="P1">아니면 여기에서 배우는것도 좋은 방법인거 같아요.</text:p>
      <text:p text:style-name="P1"/>
      <text:p text:style-name="P1"><text:tab/>-링크</text:p>
      <text:p text:style-name="P10"><text:span text:style-name="T5"><text:tab/></text:span><text:a xlink:type="simple" xlink:href="https://www.freecodecamp.com/" text:style-name="Internet_20_link" text:visited-style-name="Visited_20_Internet_20_Link"><text:span text:style-name="T5">https://www.freecodecamp.com/</text:span></text:a><text:span text:style-name="T5"> <text:s text:c="7"/></text:span></text:p>
      <text:p text:style-name="P1"/>
      <text:p text:style-name="P1"/>
      <text:p text:style-name="P1"/>
      <text:h text:style-name="P11" text:outline-level="1">1.25 ~ 2~6</text:h>
      <text:p text:style-name="P1"/>
      <text:p text:style-name="P1">HTML공부후에 많이 고민했습니다. 무슨 언어를 공부해볼지.. 보통 입문은 python 많이 추천하시더라구요. c는 괜히 처음부터 했다가 책다 보지도 못하고 흥미 떨어진다고.. 그래서 파이썬으로 결정하고 도서관과 서점을 둘러보던중 중고서점에서 윤성우씨의 열혈c프로그래밍 새책이 거의 반값에 나와있는것을보고 그냥 사버렸습니다..ㅋㅋ </text:p>
      <text:p text:style-name="P1"/>
      <text:p text:style-name="P1"><text:tab/>링크-</text:p>
      <text:p text:style-name="P8"><text:tab/><text:a xlink:type="simple" xlink:href="http://book.naver.com/bookdb/book_detail.nhn?bid=6393451" text:style-name="Internet_20_link" text:visited-style-name="Visited_20_Internet_20_Link">http://book.naver.com/bookdb/book_detail.nhn?bid=6393451</text:a> <text:s text:c="10"/></text:p>
      <text:p text:style-name="P1"/>
      <text:p text:style-name="P1">계획과는 다르게 그냥 산김에 공부해보자해서 책에 있는 1년 무료쿠폰으로 강의를 등록하고 공부했습니다.</text:p>
      <text:p text:style-name="P1">근데 예상과는 다르게 정말 재밌었습니다. 언어외에 다른 컴퓨터 지식들(하드웨어, 메모리 등등..)과 같이 연결해서 기반지식들을 알려주시는데 진짜 유용했습니다.</text:p>
      <text:p text:style-name="P1">지나고 나서 보니 파이썬말고 c로 시작한게 정말 잘한 선택인것 같습니다.</text:p>
      <text:p text:style-name="P1">C로 처음 공부할때 제대로 해놓으면 다른언어 배울떄 시간이 엄청나게 줄어드는 것 같아요.</text:p>
      <text:p text:style-name="P1">그리고 프로그래밍을 더욱 깊이 이해할수 있게 도와줍니다.</text:p>
      <text:p text:style-name="P1"/>
      <text:p text:style-name="P1"/>
      <text:p text:style-name="P1"/>
      <text:h text:style-name="P11" text:outline-level="1">2.6 ~ 2.11</text:h>
      <text:p text:style-name="P1"/>
      <text:p text:style-name="P1">c공부할때 넘겼던 연습문제들을 몰아서 풀었습니다.</text:p>
      <text:p text:style-name="P1">이거 꼭 풀어보셔야 머리와 손에 기억이 남아서 오래갑니다.</text:p>
      <text:p text:style-name="P3">이 때 너무 어렵다고 포기하시지 마세요. </text:p>
      <text:p text:style-name="P3">저도 이거 풀면서 제 스스로 바보인가 생각많이 했습니다.. ㅠㅠ 하지만 몇번하고 나니까 나름 익숙해지네요 ㅎㅎ</text:p>
      <text:p text:style-name="P1"/>
      <text:p text:style-name="P1"/>
      <text:p text:style-name="P1"/>
      <text:h text:style-name="P11" text:outline-level="1">2.12 ~ 2.19</text:h>
      <text:p text:style-name="P1"/>
      <text:p text:style-name="P1">자료구조도 같이 들어봐라 해서 윤성우씨의 열혈자료구조도 들었습니다.</text:p>
      <text:p text:style-name="P1"/>
      <text:p text:style-name="P1"><text:tab/>링크-</text:p>
      <text:p text:style-name="P8"><text:tab/><text:a xlink:type="simple" xlink:href="http://book.naver.com/bookdb/book_detail.nhn?bid=6809127" text:style-name="Internet_20_link" text:visited-style-name="Visited_20_Internet_20_Link">http://book.naver.com/bookdb/book_detail.nhn?bid=6809127</text:a> <text:s text:c="10"/></text:p>
      <text:p text:style-name="P1"><text:soft-page-break/></text:p>
      <text:p text:style-name="P1">조금 빠르게 공부해서 그런지 나중에는 그렇게 기억에 남진 않더라구요.. 내용이 좀 어렵다보니 ㅎㅎ 그래도 나중에 자료구조 알고리즘공부하는데 도움이 되었습니다.</text:p>
      <text:p text:style-name="P1">안에 내용을 외우려고 하지마시고 개념위주로 이해하시는게 중요한것같아요!</text:p>
      <text:p text:style-name="P1"/>
      <text:p text:style-name="P1"/>
      <text:h text:style-name="P11" text:outline-level="1"/>
      <text:h text:style-name="P11" text:outline-level="1">2.20 ~ 2.27</text:h>
      <text:p text:style-name="P1"/>
      <text:p text:style-name="P1">공부를 하면서 쉬는시간에 진짜 구글링 네이버 지식인 정말정말 하루종일 찾아봤습니다.</text:p>
      <text:p text:style-name="P1">그렇게 찾아보니 공통적으로 os에 대해서 공부해야한다고 하더라구요.. 특히 리눅스!</text:p>
      <text:p text:style-name="P1">그때는 리눅스를 사용하면 os 공부인줄알고 ㅋㅋ <text:span text:style-name="T10">os는 따로 공부해야합니다 ㅠㅠ</text:span></text:p>
      <text:p text:style-name="P1"/>
      <text:p text:style-name="P1"><text:tab/>-링크</text:p>
      <text:p text:style-name="P8"><text:tab/><text:a xlink:type="simple" xlink:href="http://book.naver.com/bookdb/book_detail.nhn?bid=9219952" text:style-name="Internet_20_link" text:visited-style-name="Visited_20_Internet_20_Link">http://book.naver.com/bookdb/book_detail.nhn?bid=9219952</text:a> <text:s text:c="10"/></text:p>
      <text:p text:style-name="P1"/>
      <text:p text:style-name="P1">이책보고 따라했었습니다. 책좋아요!</text:p>
      <text:p text:style-name="P1">처음에 가상머신 돌리다가 그냥 윈도우 날리고 (우분투)리눅스로 갈아타버렸습니다. ㅋㅋ 처음에 정말 많이 해맸어요 근데 지금은 완전 편하고 웹 개발하실때는 리눅스가 훨씬 편하다고 합니다.</text:p>
      <text:p text:style-name="P1"/>
      <text:p text:style-name="P1"><text:tab/>-링크</text:p>
      <text:p text:style-name="P8"><text:tab/><text:a xlink:type="simple" xlink:href="http://book.naver.com/bookdb/book_detail.nhn?bid=7520978" text:style-name="Internet_20_link" text:visited-style-name="Visited_20_Internet_20_Link">http://book.naver.com/bookdb/book_detail.nhn?bid=7520978</text:a> <text:s text:c="9"/></text:p>
      <text:p text:style-name="P1"/>
      <text:p text:style-name="P1">이책은 집에 꽂혀있네요 ㅎㅎ 명령어와 기본적인 내용 위주로 쓰인 책입니다.</text:p>
      <text:p text:style-name="P1">프로그래밍쪽은 꼭 눈으로만 보지 마시고 손으로 뚜들겨보시는게 가장 최고의 방법!</text:p>
      <text:p text:style-name="P1"/>
      <text:p text:style-name="P1"/>
      <text:h text:style-name="P11" text:outline-level="1">3.1 ~ 3.16</text:h>
      <text:p text:style-name="P1"/>
      <text:p text:style-name="P1">Java!!</text:p>
      <text:p text:style-name="P1">자바언어 기초 공부했었습니다. 앱 개발 해보고 싶었거든요. 안드로이드 앱은 Java로 작성되고, ios앱은 swift라는 언어를 사용합니다. 저는 시장점유율이 더 높은 안드로이드를 선택했습니다.</text:p>
      <text:p text:style-name="P1">역시나 윤성우씨 책!</text:p>
      <text:p text:style-name="P1"/>
      <text:p text:style-name="P1"><text:tab/>-링크</text:p>
      <text:p text:style-name="P8"><text:tab/><text:a xlink:type="simple" xlink:href="http://book.naver.com/bookdb/book_detail.nhn?bid=6056781" text:style-name="Internet_20_link" text:visited-style-name="Visited_20_Internet_20_Link">http://book.naver.com/bookdb/book_detail.nhn?bid=6056781</text:a> <text:s text:c="11"/></text:p>
      <text:p text:style-name="P1"/>
      <text:p text:style-name="P1">처음에 조급증이 걸려서 이책보다가 저책보다가.. 시간낭비 많이했죠. 그냥 윤성우씨 책사서 강의 들으면서 책 중간중간 프로젝트 하라는거 다해봤습니다.</text:p>
      <text:p text:style-name="P1">진짜 어려웠어요.. 저의 두뇌가 C의 절차지향적 코딩법에 지배당해서 OOP란 개념 받아들이기 정말 힘들었습니다.</text:p>
      <text:p text:style-name="P1">그래도 보다보면 적응되요 ㅋㅋㅋ</text:p>
      <text:p text:style-name="P1">그리고 저는 빨리 하고 싶다는 생각에 몇부분을 대충대충보고 넘어가려고도 해봤지만, 이렇게 하면 어차피 다시 돌아가서 봐야합니다.</text:p>
      <text:p text:style-name="P1"><text:soft-page-break/>한번공부하실때 정말 빡시게 해놔야지 뒤에 내용도 이해가 가고 뭘 만들때 덜 헤메게 됩니다.</text:p>
      <text:p text:style-name="P1">독학하시는 분들 너무 조급하게 생각하지마시고 천천히 공부하시면서 즐기며 하실것을 추천합니다.</text:p>
      <text:p text:style-name="P1"/>
      <text:p text:style-name="P1"/>
      <text:p text:style-name="P1"/>
      <text:h text:style-name="P11" text:outline-level="1">3.17 ~ 4.9</text:h>
      <text:p text:style-name="P1"/>
      <text:p text:style-name="P1">자바책으로 기본문법 끝내고 안드로이드 공부했습니다.</text:p>
      <text:p text:style-name="P1">do it 안드로이드 앱 프로그래밍 책 봣습니다.</text:p>
      <text:p text:style-name="P1"/>
      <text:p text:style-name="P1"><text:tab/>-링크</text:p>
      <text:p text:style-name="P8"><text:tab/><text:a xlink:type="simple" xlink:href="http://book.naver.com/bookdb/book_detail.nhn?bid=10120935" text:style-name="Internet_20_link" text:visited-style-name="Visited_20_Internet_20_Link">http://book.naver.com/bookdb/book_detail.nhn?bid=10120935</text:a> <text:s text:c="10"/></text:p>
      <text:p text:style-name="P1"/>
      <text:p text:style-name="P1">이 책 저는 비추합니다.</text:p>
      <text:p text:style-name="P1">구글이 이클립스에서 안드로이드 스튜디오로 넘어간다고 해서 나온책이 진짜 몇권 안되서 어쩔수 없이 봣는데..</text:p>
      <text:p text:style-name="P1">책이 뭔말인지 도통 이해가 안가고 설명 너무 생략되어있고..기능만 던지고 원리에 대한 설명은거의 없습니다.</text:p>
      <text:p text:style-name="P1">책때문에 한달을 낭비했네요 ㅠㅠ</text:p>
      <text:p text:style-name="P1">혹시나 완전 초보자들이 보시기에는</text:p>
      <text:p text:style-name="P1"/>
      <text:p text:style-name="P1"><text:tab/>-링크</text:p>
      <text:p text:style-name="P1"><text:span text:style-name="T5"><text:tab/> </text:span><text:a xlink:type="simple" xlink:href="http://book.naver.com/bookdb/book_detail.nhn?bid=10161496" text:style-name="Internet_20_link" text:visited-style-name="Visited_20_Internet_20_Link"><text:span text:style-name="T5">http://book.naver.com/bookdb/book_detail.nhn?bid=10161496</text:span></text:a><text:span text:style-name="T5"> <text:s text:c="9"/></text:span></text:p>
      <text:p text:style-name="P1"/>
      <text:p text:style-name="P1">이 책이 나은거 같더라구요.</text:p>
      <text:p text:style-name="P1">원리부터 차근차근 설명해주는 책입니다.</text:p>
      <text:p text:style-name="P1"/>
      <text:p text:style-name="P1"/>
      <text:p text:style-name="P1">그리고 안드로이드 개발은 언어공부하실때랑은 다르게 직접 자신이 만들어보고싶은 것 정해서 인터넷 + 책 찾아보면서 직접 만들어보는게 훨씬 빠른방법인거 같습니다.</text:p>
      <text:p text:style-name="P1">책 한번 다 훑어보고 만들어봐야지 하다가.. 제가 그래서 한달 다보냈습니다. 책만 읽어선 잘 안 와닿아요.</text:p>
      <text:p text:style-name="P1"/>
      <text:p text:style-name="P1"/>
      <text:h text:style-name="P11" text:outline-level="1">4.11 ~ 4.23</text:h>
      <text:p text:style-name="P1"/>
      <text:p text:style-name="P1">직접 앱 개발했습니다.</text:p>
      <text:p text:style-name="P1">진짜 재미있더군요. 책, 구글링 찾아보면서 열심히 했습니다.</text:p>
      <text:p text:style-name="P3">혹시나 처음 시작하시는분들 구글은 친구이자 스승입니다 ㅋㅋ 그리고 왠만하면 영어로 찾아보고 읽으세요.</text:p>
      <text:p text:style-name="P3">전 거의 95% 정도는 영어로된 문서 읽습니다. 정보의 양 차이가 엄청나요!</text:p>
      <text:p text:style-name="P10">밑에 링크에 많은 질문과 답변 올라와 있습니다.</text:p>
      <text:p text:style-name="P10"/>
      <text:p text:style-name="P3"><text:tab/>-링크</text:p>
      <text:p text:style-name="P6"><text:tab/><text:a xlink:type="simple" xlink:href="http://stackoverflow.com/" text:style-name="Internet_20_link" text:visited-style-name="Visited_20_Internet_20_Link"><text:span text:style-name="T10">http://stackoverflow.com/</text:span></text:a><text:span text:style-name="T10"> <text:s text:c="6"/></text:span></text:p>
      <text:p text:style-name="P7"><text:tab/><text:a xlink:type="simple" xlink:href="https://www.quora.com/" text:style-name="Internet_20_link" text:visited-style-name="Visited_20_Internet_20_Link">https://www.quora.com/</text:a> <text:s text:c="9"/></text:p>
      <text:p text:style-name="P7"/>
      <text:p text:style-name="P1">그리고 안드로이드 마켓에 올렸습니다ㅎㅎ</text:p>
      <text:p text:style-name="P1"><text:soft-page-break/>이 때 첫 개발이였기때문에 앱 구조, UI, UX 설계를 노트에 하고 난 다음에 개발 시작했습니다. (중간중간에 수정도 많이 했구요)</text:p>
      <text:p text:style-name="P1">디버깅도 엄청나게 많이 했습니다. </text:p>
      <text:p text:style-name="P1">아마 처음이렇게 개발하시면 정말 많이 막힐거에요. 하나부터 열까지.</text:p>
      <text:p text:style-name="P1">포기하지 마시고 자기가 원한것에서 조금 수정도 하면서 차근차근하시면 끝을 보시지 않을까 합니다 ^~^</text:p>
      <text:p text:style-name="P1">Just do it 이라고 모티베이션 앱인데.. 부끄럽네요 ㅠㅠ </text:p>
      <text:p text:style-name="P1">그래도 좋은 경험이였습니다.</text:p>
      <text:p text:style-name="P1"/>
      <text:p text:style-name="P1"/>
      <text:p text:style-name="P1"/>
      <text:h text:style-name="P11" text:outline-level="1">4.25 ~ 5.16</text:h>
      <text:p text:style-name="P1"/>
      <text:p text:style-name="P1">두번째 앱 만들려고 시도했습니다.</text:p>
      <text:p text:style-name="P1">시중에 나와있는 앱보고 따라만들려고 했는데.. 하 진짜 너무 어려워서 depackage도 써보고 github라이선스 사용한것들 보고 찾아도 봤습니다.</text:p>
      <text:p text:style-name="P1">하루종일 구글링하는데 시간을 다 쓰는 저를 발견하고 회의감이 들었습니다.</text:p>
      <text:p text:style-name="P1">만약 이런식으로 항상 구글에만 의존해야하고 내가 정작 생각하는 시간은 거의 없는데, 내가 옳바른 방향으로 나아가고 있는걸까..</text:p>
      <text:p text:style-name="P1">제 나름 정보를 찾아보면서 내린 결론은 아니다!! 라고 생각하여서</text:p>
      <text:p text:style-name="P1">근본적인 수학적, 논리적 사고를 기르기 위해, 이산수학 책 샀습니다.</text:p>
      <text:p text:style-name="P1"/>
      <text:p text:style-name="P1"><text:tab/>-링크</text:p>
      <text:p text:style-name="P8"><text:tab/><text:a xlink:type="simple" xlink:href="http://book.naver.com/bookdb/book_detail.nhn?bid=7004651" text:style-name="Internet_20_link" text:visited-style-name="Visited_20_Internet_20_Link">http://book.naver.com/bookdb/book_detail.nhn?bid=7004651</text:a> <text:s text:c="9"/></text:p>
      <text:p text:style-name="P1"/>
      <text:p text:style-name="P1">이책이 가장 유명하더군요.</text:p>
      <text:p text:style-name="P1">처음 한챕터는 하나하나 문제를 풀면서 공부했습니다.</text:p>
      <text:p text:style-name="P1">그 이후에는 강의 보면서 공부했습니다.</text:p>
      <text:p text:style-name="P1"/>
      <text:p text:style-name="P1"><text:tab/>-링크</text:p>
      <text:p text:style-name="P4"><text:tab/><text:a xlink:type="simple" xlink:href="http://ocw.mit.edu/courses/electrical-engineering-and-computer-science/6-042j-mathematics-for-computer-science-fall-2010/video-lectures/" text:style-name="Internet_20_link" text:visited-style-name="Visited_20_Internet_20_Link">http://ocw.mit.edu/courses/electrical-engineering-and-computer-science/6-042j-mathematics-for-computer-science-fall-2010/video-lectures/</text:a> <text:s text:c="9"/></text:p>
      <text:p text:style-name="P4"/>
      <text:p text:style-name="P1">대략 3개월 정도 걸린거 같네요.. 중간에 좀 흐지부지해진게 있어서;;</text:p>
      <text:p text:style-name="P1">만약 나중에 알고리즘 공부하실려고 하신다면 이 과목은 필수입니다!</text:p>
      <text:p text:style-name="P1"/>
      <text:p text:style-name="P1"/>
      <text:p text:style-name="P1">그리고 기본적인 네트워크 지식갖추기 위해 후니의 네트워크 책 1권 봤습니다.</text:p>
      <text:p text:style-name="P1"/>
      <text:p text:style-name="P1"><text:tab/>-링크</text:p>
      <text:p text:style-name="P8"><text:tab/><text:a xlink:type="simple" xlink:href="http://book.naver.com/bookdb/book_detail.nhn?bid=6594286" text:style-name="Internet_20_link" text:visited-style-name="Visited_20_Internet_20_Link">http://book.naver.com/bookdb/book_detail.nhn?bid=6594286</text:a> <text:s text:c="10"/></text:p>
      <text:p text:style-name="P1"/>
      <text:p text:style-name="P1">그리고 여기 이 아저씨채널 정말 유용했어요. </text:p>
      <text:p text:style-name="P1">웃기기도 하고 유용하기까지 ㅎㅎ 꼭 보시길 다른 좋은 영상도 많아요.(기술이나 개발자 생활, 취업등등 미국.)</text:p>
      <text:p text:style-name="P1"/>
      <text:p text:style-name="P1"><text:tab/>-링크</text:p>
      <text:p text:style-name="P4"><text:tab/><text:a xlink:type="simple" xlink:href="https://youtu.be/Iexvc5wuRT4" text:style-name="Internet_20_link" text:visited-style-name="Visited_20_Internet_20_Link">https://youtu.be/Iexvc5wuRT4</text:a> <text:s text:c="10"/></text:p>
      <text:p text:style-name="P1"/>
      <text:p text:style-name="P1"><text:soft-page-break/></text:p>
      <text:p text:style-name="P1"/>
      <text:p text:style-name="P1"/>
      <text:h text:style-name="P11" text:outline-level="1">5.17 ~ 6.4</text:h>
      <text:p text:style-name="P1"/>
      <text:p text:style-name="P1">이전에 공부하면서 찾아보다가 SICP(SICP, Structure and Interpretation of Computer Programs)라는 책을 찾았습니다.</text:p>
      <text:p text:style-name="P1"/>
      <text:p text:style-name="P1"><text:tab/>-링크</text:p>
      <text:p text:style-name="P8"><text:tab/><text:a xlink:type="simple" xlink:href="http://book.naver.com/bookdb/book_detail.nhn?bid=10119708" text:style-name="Internet_20_link" text:visited-style-name="Visited_20_Internet_20_Link">http://book.naver.com/bookdb/book_detail.nhn?bid=10119708</text:a> <text:s text:c="8"/></text:p>
      <text:p text:style-name="P1"/>
      <text:p text:style-name="P1">프로그래밍에 대한 뼈대를 잡는 공부를 할 수 있을거 같아서 책 사서 보면서 scheme이라는 언어를 배우고..</text:p>
      <text:p text:style-name="P3">다보진 못했습니다. </text:p>
      <text:p text:style-name="P3">이때 정말 조급증걸려서 빨리 취업해야한다는 생각에 이런거 볼 겨를이 없다며.. </text:p>
      <text:p text:style-name="P3">이건 정말 나중에라도 꼭 보려구요. </text:p>
      <text:p text:style-name="P1">프로그래밍 독학하신지 얼마안되신분들 기초를 탄탄하게 다지고 싶다면 이 책 추천드립니다!</text:p>
      <text:p text:style-name="P2">이 책에 있는 문제에 대한 답지는 요기 </text:p>
      <text:p text:style-name="P2"/>
      <text:p text:style-name="P2"><text:tab/>-링크 <text:s/></text:p>
      <text:p text:style-name="P4"><text:tab/><text:a xlink:type="simple" xlink:href="http://community.schemewiki.org/?SICP-Solutions" text:style-name="Internet_20_link" text:visited-style-name="Visited_20_Internet_20_Link">http://community.schemewiki.org/?SICP-Solutions</text:a> <text:s text:c="13"/></text:p>
      <text:p text:style-name="P1"/>
      <text:p text:style-name="P1">MIT 무료 강의는 요기 </text:p>
      <text:p text:style-name="P1"/>
      <text:p text:style-name="P1"><text:tab/>-링크</text:p>
      <text:p text:style-name="P1"><text:span text:style-name="T4"><text:tab/></text:span><text:a xlink:type="simple" xlink:href="http://ocw.mit.edu/courses/electrical-engineering-and-computer-science/6-001-structure-and-interpretation-of-computer-programs-spring-2005/video-lectures/" text:style-name="Internet_20_link" text:visited-style-name="Visited_20_Internet_20_Link"><text:span text:style-name="T4">http://ocw.mit.edu/courses/electrical-engineering-and-computer-science/6-001-structure-and-interpretation-of-computer-programs-spring-2005/video-lectures/</text:span></text:a><text:span text:style-name="T4"> <text:s text:c="12"/></text:span></text:p>
      <text:p text:style-name="P4"/>
      <text:p text:style-name="P1">참고하시길 ㅎㅎ</text:p>
      <text:p text:style-name="P1"/>
      <text:p text:style-name="P1"/>
      <text:p text:style-name="P1">그러다가 알고리즘을 공부하자 싶어서!</text:p>
      <text:p text:style-name="P1"/>
      <text:p text:style-name="P1"><text:tab/>-링크</text:p>
      <text:p text:style-name="P4"><text:tab/><text:a xlink:type="simple" xlink:href="https://www.coursera.org/learn/introduction-to-algorithms" text:style-name="Internet_20_link" text:visited-style-name="Visited_20_Internet_20_Link">https://www.coursera.org/learn/introduction-to-algorithms</text:a> <text:s text:c="11"/></text:p>
      <text:p text:style-name="P1"/>
      <text:p text:style-name="P1">구글링 해보니 처음 알고리즘과 자료구조 개념잡기에<text:span text:style-name="T10">S</text:span>edgwick 교수님 강의가 좋다고 추천하더라구요.</text:p>
      <text:p text:style-name="P1">이 교수님 강의는 파트 1,2 로 나눠져있고 1은 기초, 2는 응용입니다.</text:p>
      <text:p text:style-name="P1">하.. 머리폭파하는줄 알았어요 ㅋㅋㅋㅋㅋㅋ 어렵습니다. 곱씹어보며 복습해도 어렵습니다.</text:p>
      <text:p text:style-name="P1">파트 1은 끝까지 듣고 2는 안들었습니다.</text:p>
      <text:p text:style-name="P1">처음 할땐 다 어려우니까(특히나 더) 자기 머리나쁘다고 생각하지 마시길! 처음인데 다 어렵지 않을까요? ㅎㅎ</text:p>
      <text:p text:style-name="P1"/>
      <text:p text:style-name="P1">책은 바이블! Introduction to algorithm 샀습니다.</text:p>
      <text:p text:style-name="P1"/>
      <text:p text:style-name="P1"><text:tab/>-링크</text:p>
      <text:p text:style-name="P8"><text:tab/><text:a xlink:type="simple" xlink:href="http://book.naver.com/bookdb/book_detail.nhn?bid=7820969" text:style-name="Internet_20_link" text:visited-style-name="Visited_20_Internet_20_Link">http://book.naver.com/bookdb/book_detail.nhn?bid=7820969</text:a> <text:s text:c="11"/></text:p>
      <text:p text:style-name="P1"/>
      <text:p text:style-name="P1"/>
      <text:p text:style-name="P1"/>
      <text:h text:style-name="P11" text:outline-level="1"><text:soft-page-break/>6.5 ~ 6.30 </text:h>
      <text:p text:style-name="P1"/>
      <text:p text:style-name="P1">생활코딩 이란곳에서 웹개발 프로젝트 보고 따라했습니다.</text:p>
      <text:p text:style-name="P1"/>
      <text:p text:style-name="P1"><text:tab/>-링크</text:p>
      <text:p text:style-name="P4"><text:tab/><text:a xlink:type="simple" xlink:href="https://opentutorials.org/course/1688" text:style-name="Internet_20_link" text:visited-style-name="Visited_20_Internet_20_Link">https://opentutorials.org/course/1688</text:a> <text:s text:c="11"/></text:p>
      <text:p text:style-name="P1"/>
      <text:p text:style-name="P1">이고잉님 설명 정말 친절하게 잘해주시네요.</text:p>
      <text:p text:style-name="P1">요즘은 무엇을 해도 웹에대한 이해는 있어야해서 찾아봤는데 여기가 시작하기 좋은것 같아요.</text:p>
      <text:p text:style-name="P1">몰랐는데 페이스북, 구글 등 유명한 스타트업회사들은 전부 웹기반회사더군요.</text:p>
      <text:p text:style-name="P1">웹 프로그래밍은 이제 선택이 아닌 필수인듯 합니다.</text:p>
      <text:p text:style-name="P1">요즘 트렌드도 응용앱에서 웹앱으로 바뀌어 가고 있다더군요.</text:p>
      <text:p text:style-name="P1"/>
      <text:p text:style-name="P1"><text:tab/>-링크</text:p>
      <text:p text:style-name="P4"><text:tab/><text:a xlink:type="simple" xlink:href="http://www.infoworld.com/article/3039935/application-development/21-hot-programming-trends-and-21-going-cold.html" text:style-name="Internet_20_link" text:visited-style-name="Visited_20_Internet_20_Link">http://www.infoworld.com/article/3039935/application-development/21-hot-programming-trends-and-21-going-cold.html</text:a> <text:s text:c="12"/></text:p>
      <text:p text:style-name="P4"/>
      <text:p text:style-name="P1">이런 트렌드 꼭 읽어보셔야 한다고 생각합니다.</text:p>
      <text:p text:style-name="P1"/>
      <text:h text:style-name="P11" text:outline-level="1"/>
      <text:h text:style-name="P11" text:outline-level="1">7.1 ~ 7.30</text:h>
      <text:p text:style-name="P1"/>
      <text:p text:style-name="P1">웹 개발 트렌드를 보니 MEAN 스택이 핫하다고 하더라구요.(웹개발을 처음부터 끝까지 Java Script로, 빠른 개발, 풀스택..)</text:p>
      <text:p text:style-name="P1"/>
      <text:p text:style-name="P1">그래서 ..</text:p>
      <text:p text:style-name="P1"/>
      <text:p text:style-name="P1"><text:tab/>-링크</text:p>
      <text:p text:style-name="P8"><text:tab/><text:a xlink:type="simple" xlink:href="http://book.naver.com/bookdb/book_detail.nhn?bid=9509675" text:style-name="Internet_20_link" text:visited-style-name="Visited_20_Internet_20_Link">http://book.naver.com/bookdb/book_detail.nhn?bid=9509675</text:a> <text:s text:c="9"/></text:p>
      <text:p text:style-name="P1"/>
      <text:p text:style-name="P1">이 책 빌리고,</text:p>
      <text:p text:style-name="P1">Youtube에 튜토리얼들 보고 따라했습니다.</text:p>
      <text:p text:style-name="P1"/>
      <text:p text:style-name="P1">이걸로 시작했구요.</text:p>
      <text:p text:style-name="P1"><text:tab/>-링크 </text:p>
      <text:p text:style-name="P4"><text:tab/><text:a xlink:type="simple" xlink:href="https://youtu.be/AEE7DY2AYvI" text:style-name="Internet_20_link" text:visited-style-name="Visited_20_Internet_20_Link">https://youtu.be/AEE7DY2AYvI</text:a> <text:s text:c="12"/></text:p>
      <text:p text:style-name="P1"/>
      <text:p text:style-name="P1"><text:tab/>-링크</text:p>
      <text:p text:style-name="P4"><text:tab/><text:a xlink:type="simple" xlink:href="https://youtu.be/lcHlywuHNwI" text:style-name="Internet_20_link" text:visited-style-name="Visited_20_Internet_20_Link">https://youtu.be/lcHlywuHNwI</text:a> <text:s text:c="11"/></text:p>
      <text:p text:style-name="P1">이거 보고 <text:s/>따라하면서 많이배웠습니다.</text:p>
      <text:p text:style-name="P1">1~4편까지 있구요. 욕은 좀 많이 쓰지만 잘하더군요 ㅋㅋ</text:p>
      <text:p text:style-name="P1">이 튜토리얼 보고 그대로 코드 따라서 쳤고, 처음부터 똑같이 다시 만들어보고 2번정도 했는거 같네요..</text:p>
      <text:p text:style-name="P1"/>
      <text:p text:style-name="P1">다행히도 저는 우분투를 계속 써와서 별문제는 없었는데 윈도우에서 개발할려고하면 많이 번거롭다고 하더라구요 ㅎㅎ</text:p>
      <text:p text:style-name="P1"><text:soft-page-break/></text:p>
      <text:p text:style-name="P1">그리고 요렇게 튜토리얼하면서 MIT 이산수학 수업 들었습니다.</text:p>
      <text:p text:style-name="P1"/>
      <text:p text:style-name="P1"><text:tab/>-링크</text:p>
      <text:p text:style-name="P4"><text:tab/><text:a xlink:type="simple" xlink:href="http://ocw.mit.edu/courses/electrical-engineering-and-computer-science/6-042j-mathematics-for-computer-science-fall-2010/index.htm" text:style-name="Internet_20_link" text:visited-style-name="Visited_20_Internet_20_Link">http://ocw.mit.edu/courses/electrical-engineering-and-computer-science/6-042j-mathematics-for-computer-science-fall-2010/index.htm</text:a> <text:s text:c="12"/></text:p>
      <text:p text:style-name="P1"/>
      <text:p text:style-name="P1">총 25강까지 끝까지 보는데 시간이 꽤 걸렷어요.. 대부분 증명하고 머리아파서 ㅋㅋㅋ</text:p>
      <text:p text:style-name="P1">수학기본개념이 부족해서 칸 아카데미에서 중간중간 모르는 개념 공부했습니다. 강력 추천합니다!!</text:p>
      <text:p text:style-name="P1"/>
      <text:p text:style-name="P1"><text:tab/>-링크</text:p>
      <text:p text:style-name="P4"><text:tab/><text:a xlink:type="simple" xlink:href="https://www.khanacademy.org/welcome" text:style-name="Internet_20_link" text:visited-style-name="Visited_20_Internet_20_Link">https://www.khanacademy.org/welcome</text:a> <text:s text:c="9"/></text:p>
      <text:p text:style-name="P1"/>
      <text:p text:style-name="P1"/>
      <text:p text:style-name="P1"/>
      <text:h text:style-name="P11" text:outline-level="1">8.1 ~ 8.8</text:h>
      <text:p text:style-name="P1"/>
      <text:p text:style-name="P1">문제해결능력 키우기에는 competitive programming이 짱이래요!</text:p>
      <text:p text:style-name="P1">그래서 문제풀이 할려고 c++ 기초 공부했습니다. </text:p>
      <text:p text:style-name="P1">기초문법 책 보면서 하려니 천년만년걸릴거 같아서 유튜브에 좋은 자료 찾아서 이거 한번보고 문제 풀이 시작했습니다.</text:p>
      <text:p text:style-name="P1"/>
      <text:p text:style-name="P2"><text:span text:style-name="T9">C++ 기초문법 초단기 </text:span>꿀 튜토리얼 </text:p>
      <text:p text:style-name="P2"/>
      <text:p text:style-name="P2"><text:tab/>-링크 <text:s text:c="4"/><text:tab/></text:p>
      <text:p text:style-name="P5"><text:s text:c="5"/><text:tab/> <text:a xlink:type="simple" xlink:href="https://youtu.be/Rub-JsjMhWY" text:style-name="Internet_20_link" text:visited-style-name="Visited_20_Internet_20_Link">https://youtu.be/Rub-JsjMhWY</text:a> <text:s text:c="11"/></text:p>
      <text:p text:style-name="P1"/>
      <text:p text:style-name="P1">hackerearth에서 자료구조 알고리즘 연습문제들 풀고있습니다.</text:p>
      <text:p text:style-name="P1"/>
      <text:p text:style-name="P1">알고리즘 기초 강의는 mit꺼 간간히 듣고 있습니다.</text:p>
      <text:p text:style-name="P1"/>
      <text:p text:style-name="P1"><text:tab/>-링크</text:p>
      <text:p text:style-name="P4"><text:tab/><text:a xlink:type="simple" xlink:href="http://ocw.mit.edu/courses/electrical-engineering-and-computer-science/6-006-introduction-to-algorithms-fall-2011/lecture-videos/" text:style-name="Internet_20_link" text:visited-style-name="Visited_20_Internet_20_Link">http://ocw.mit.edu/courses/electrical-engineering-and-computer-science/6-006-introduction-to-algorithms-fall-2011/lecture-videos/</text:a> <text:s text:c="10"/></text:p>
      <text:p text:style-name="P4"/>
      <text:p text:style-name="P1">정보처리기사 한번 훑어봤습니다..</text:p>
      <text:p text:style-name="P1">기초적인 내용이라던데.. 저한테는 생소한것들이 많더라구요. 이거 공부할 가치 있을거 같습니다. ㅎ</text:p>
      <text:p text:style-name="P1"/>
      <text:p text:style-name="P1">문제풀이 사이트 링크와 조언에 관한 글 링크입니다.</text:p>
      <text:p text:style-name="P1"/>
      <text:p text:style-name="P1">-------------------------------------------문제풀이 사이트-----------------------------------------------------------</text:p>
      <text:p text:style-name="P1"/>
      <text:p text:style-name="P4"><text:a xlink:type="simple" xlink:href="https://www.hackerearth.com/" text:style-name="Internet_20_link" text:visited-style-name="Visited_20_Internet_20_Link">https://www.hackerearth.com/</text:a> <text:s text:c="7"/></text:p>
      <text:p text:style-name="P4"/>
      <text:p text:style-name="P4"><text:a xlink:type="simple" xlink:href="http://codeforces.com/" text:style-name="Internet_20_link" text:visited-style-name="Visited_20_Internet_20_Link">http://codeforces.com/</text:a> <text:s text:c="8"/></text:p>
      <text:p text:style-name="P4"/>
      <text:p text:style-name="P4"><text:a xlink:type="simple" xlink:href="https://www.codechef.com/" text:style-name="Internet_20_link" text:visited-style-name="Visited_20_Internet_20_Link">https://www.codechef.com/</text:a> <text:s text:c="7"/></text:p>
      <text:p text:style-name="P4"/>
      <text:p text:style-name="P4"><text:soft-page-break/><text:a xlink:type="simple" xlink:href="https://www.hackerrank.com/domains?h_r=logo" text:style-name="Internet_20_link" text:visited-style-name="Visited_20_Internet_20_Link">https://www.hackerrank.com/domains?h_r=logo</text:a> <text:s text:c="6"/></text:p>
      <text:p text:style-name="P4"/>
      <text:p text:style-name="P4"><text:a xlink:type="simple" xlink:href="https://www.topcoder.com/" text:style-name="Internet_20_link" text:visited-style-name="Visited_20_Internet_20_Link">https://www.topcoder.com/</text:a> <text:s text:c="8"/></text:p>
      <text:p text:style-name="P4"/>
      <text:p text:style-name="P4"><text:a xlink:type="simple" xlink:href="http://www.spoj.com/" text:style-name="Internet_20_link" text:visited-style-name="Visited_20_Internet_20_Link">http://www.spoj.com/</text:a> <text:s text:c="6"/></text:p>
      <text:p text:style-name="P4"/>
      <text:p text:style-name="P4"><text:a xlink:type="simple" xlink:href="http://codekata.com/" text:style-name="Internet_20_link" text:visited-style-name="Visited_20_Internet_20_Link">http://codekata.com/</text:a> <text:s text:c="4"/></text:p>
      <text:p text:style-name="P4"/>
      <text:p text:style-name="P4"><text:a xlink:type="simple" xlink:href="https://algospot.com/" text:style-name="Internet_20_link" text:visited-style-name="Visited_20_Internet_20_Link">https://algospot.com/</text:a> <text:s text:c="3"/></text:p>
      <text:p text:style-name="P4"/>
      <text:p text:style-name="P4"><text:a xlink:type="simple" xlink:href="https://www.acmicpc.net/" text:style-name="Internet_20_link" text:visited-style-name="Visited_20_Internet_20_Link">https://www.acmicpc.net/</text:a> <text:s text:c="6"/></text:p>
      <text:p text:style-name="P4"/>
      <text:p text:style-name="P4"><text:a xlink:type="simple" xlink:href="https://coderbyte.com/" text:style-name="Internet_20_link" text:visited-style-name="Visited_20_Internet_20_Link">https://coderbyte.com/</text:a> <text:s text:c="4"/></text:p>
      <text:p text:style-name="P4"/>
      <text:p text:style-name="P1">---------------------------------------------------문제풀이 방법에 관한 글----------------------------- -------------</text:p>
      <text:p text:style-name="P1"/>
      <text:p text:style-name="P4"/>
      <text:p text:style-name="P4"><text:a xlink:type="simple" xlink:href="https://www.quora.com/What-is-the-best-strategy-to-improve-my-skills-in-competitive-programming-in-2-3-months" text:style-name="Internet_20_link" text:visited-style-name="Visited_20_Internet_20_Link">https://www.quora.com/What-is-the-best-strategy-to-improve-my-skills-in-competitive-programming-in-2-3-months</text:a> <text:s text:c="9"/></text:p>
      <text:p text:style-name="P4"/>
      <text:p text:style-name="P4"/>
      <text:h text:style-name="P11" text:outline-level="1">8.10 ~ 8.30</text:h>
      <text:p text:style-name="P1"/>
      <text:p text:style-name="P1"/>
      <text:p text:style-name="P1">문제풀이를 하다가 방향을 바꿧습니다.</text:p>
      <text:p text:style-name="P1">기존에 뜨문뜨문 보던 기초 알고리즘 강의를 집중적으로 청강하고 있습니다.</text:p>
      <text:p text:style-name="P1"/>
      <text:p text:style-name="P1"><text:tab/>-링크<text:tab/></text:p>
      <text:p text:style-name="P4"><text:tab/><text:a xlink:type="simple" xlink:href="http://ocw.mit.edu/courses/electrical-engineering-and-computer-science/6-006-introduction-to-algorithms-fall-2011/lecture-videos/" text:style-name="Internet_20_link" text:visited-style-name="Visited_20_Internet_20_Link">http://ocw.mit.edu/courses/electrical-engineering-and-computer-science/6-006-introduction-to-algorithms-fall-2011/lecture-videos/</text:a> <text:s text:c="8"/></text:p>
      <text:p text:style-name="P1"/>
      <text:p text:style-name="P1">공부하면서 찾아보면서 드는생각이 프로그래밍 분야에 대해 잘못된 선입견을 가지고 있었다는것을 깨우쳤습니다.</text:p>
      <text:p text:style-name="P1">바로 collaboration!</text:p>
      <text:p text:style-name="P1">예전에는 소프트웨어의 규모가 작아서? 천재적인 해커가 혼자서 할 수도 있었지만은(요즘도 가능하겠지만..) 요즘은 웹기반 소프트웨어와 사용자의 규모, 사업이 커짐에 따라 한명의 머리에서 나오는 아이디어보다 여러명이서 협력했을때 시간적으로나 아이디어적으로나 더 훌륭한 개발이 가능하다고 생각합니다.</text:p>
      <text:p text:style-name="P1"/>
      <text:p text:style-name="P1">그래서 저는 예전부터 오픈소스에 참여하려고 조금씩 끄적대봐도 그때는 할 수 있는 레벨이 아니었나봅니다. ㅎㅎ</text:p>
      <text:p text:style-name="P1">지금도 여전히 완전완전 쌩초짜지만은 그래도 조금이라도 코드를 이해할 수 있고 깃 사용법도 조금 익혀서 이제 본격적으로 오픈소스의 세계로 빠져 보려고합니다!! ㅎㅎ</text:p>
      <text:p text:style-name="P1">스톨먼 삼촌의 동영상이 참 많은 생각을 하게 해주더군요!</text:p>
      <text:p text:style-name="P1"/>
      <text:p text:style-name="P1"><text:tab/>-링크</text:p>
      <text:p text:style-name="P4"><text:tab/><text:a xlink:type="simple" xlink:href="https://youtu.be/dvwkaHBrDyI" text:style-name="Internet_20_link" text:visited-style-name="Visited_20_Internet_20_Link">https://youtu.be/dvwkaHBrDyI</text:a> <text:s text:c="6"/></text:p>
      <text:p text:style-name="P1"/>
      <text:p text:style-name="P1">강의 들으면서 오픈소스에 본격적을 참여하기위해 깃허브를 찾아보고있습니다.</text:p>
      <text:p text:style-name="P1">동시에 '실용주의 프로그래머'란 책을 보면서 코딩컨벤션을 이해하고, 다른 사람이 쓴 코드를 읽고 이후에 제가 쓴 코드가 기존의 것에 잘 스며들게끔 하기에 초점을 두고 작업중입니다.</text:p>
      <text:p text:style-name="P1"><text:soft-page-break/></text:p>
      <text:p text:style-name="P1">////////////////////////////////////////////////////////////////////////////////////////////////////////////////////////////////////////////////</text:p>
      <text:p text:style-name="P1"/>
      <text:p text:style-name="P1"/>
      <text:p text:style-name="P1">지나고 나서 보니 처음 공부하시는 분들은 책을사서 공부하시면 처음부터 다 외우려고 하시지 마시고 책 처음부터 끝까지 한번 스키밍 하시면서 전체적인 내용을 한번 보시고, 구글링이나 인터넷에서 중요한게 뭔지 별로 안중요한건뭔지 찾아보시고 본격적으로 공부하시면은 시간낭비를 많이 줄이실수 있을 겁니다.</text:p>
      <text:p text:style-name="P1"/>
      <text:p text:style-name="P1">그리고 하다가 좌절할 날들이 엄청 많겠지만 재밌게 즐기면은 시간도 알차게 훅훅 잘가니까 저처럼 너무 걱정하지마시고 화이팅하시길 바랍니다!</text:p>
      <text:p text:style-name="P1"/>
      <text:p text:style-name="P1">ps. 공부하시느라 시간이 부족하시겠지만은 운동은 꼭 하시라고 권하고 싶네요.</text:p>
      <text:p text:style-name="P1"><text:s text:c="4"/>저도 초반에 앉아만 있다가 허리가 아파서 10분도 앉아있지를 못하겠더군요.. 그래서 매일 or 격일 달리기하고 스쿼트하고 하니 이제 괜찮습니다! 밸런스 중요하다고 생각해요 ㅎㅎ</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8T16:55:04.273455852</meta:creation-date>
    <dc:date>2016-09-02T14:37:31.718758546</dc:date>
    <meta:editing-duration>PT30M19S</meta:editing-duration>
    <meta:editing-cycles>9</meta:editing-cycles>
    <meta:generator>LibreOffice/5.1.4.2$Linux_X86_64 LibreOffice_project/10m0$Build-2</meta:generator>
    <meta:document-statistic meta:table-count="0" meta:image-count="0" meta:object-count="0" meta:page-count="10" meta:paragraph-count="235" meta:word-count="4868" meta:character-count="9733" meta:non-whitespace-character-count="7949"/>
  </office:meta>
</office:document-meta>
</file>